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x-locale-body,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style:font-weight-asian="bold" style:font-weight-complex="bold"/>
    </style:style>
    <style:style style:name="P2" style:family="paragraph" style:parent-style-name="Standard">
      <style:text-properties fo:font-size="9pt" style:font-size-asian="9pt" style:font-size-complex="9pt"/>
    </style:style>
    <style:style style:name="P3" style:family="paragraph" style:parent-style-name="Standard">
      <style:text-properties fo:font-size="9pt" style:text-underline-style="solid" style:text-underline-width="auto" style:text-underline-color="font-color" fo:font-weight="bold" style:font-size-asian="9pt" style:font-weight-asian="bold" style:font-size-complex="9pt" style:font-weight-complex="bold"/>
    </style:style>
    <style:style style:name="P4" style:family="paragraph" style:parent-style-name="Standard" style:list-style-name="L1">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5" style:family="paragraph" style:parent-style-name="Standard">
      <style:text-properties fo:font-size="9pt" style:font-size-asian="9pt" style:font-size-complex="9pt"/>
    </style:style>
    <style:style style:name="P6" style:family="paragraph" style:parent-style-name="Standard" style:list-style-name="L2">
      <style:text-properties fo:font-size="9pt" style:font-size-asian="9pt" style:font-size-complex="9pt"/>
    </style:style>
    <style:style style:name="P7" style:family="paragraph" style:parent-style-name="Standard" style:list-style-name="L3">
      <style:text-properties fo:font-size="9pt" style:font-size-asian="9pt" style:font-size-complex="9pt"/>
    </style:style>
    <style:style style:name="P8" style:family="paragraph" style:parent-style-name="Standard" style:list-style-name="L4">
      <style:text-properties fo:font-size="9pt" style:font-size-asian="9pt" style:font-size-complex="9pt"/>
    </style:style>
    <style:style style:name="P9" style:family="paragraph" style:parent-style-name="Standard" style:list-style-name="L5">
      <style:text-properties fo:font-size="9pt" style:font-size-asian="9pt" style:font-size-complex="9pt"/>
    </style:style>
    <style:style style:name="P10" style:family="paragraph" style:parent-style-name="Standard" style:list-style-name="L6">
      <style:text-properties fo:font-size="9pt" style:font-size-asian="9pt" style:font-size-complex="9pt"/>
    </style:style>
    <style:style style:name="P11" style:family="paragraph" style:parent-style-name="Standard" style:list-style-name="L7">
      <style:text-properties fo:font-size="9pt" style:font-size-asian="9pt" style:font-size-complex="9pt"/>
    </style:style>
    <style:style style:name="P12" style:family="paragraph" style:parent-style-name="Standard" style:list-style-name="L8">
      <style:text-properties fo:font-size="9pt" style:font-size-asian="9pt" style:font-size-complex="9pt"/>
    </style:style>
    <style:style style:name="P13" style:family="paragraph" style:parent-style-name="Standard" style:list-style-name="L9">
      <style:text-properties fo:font-size="9pt" style:font-size-asian="9pt" style:font-size-complex="9pt"/>
    </style:style>
    <style:style style:name="P14" style:family="paragraph" style:parent-style-name="Standard" style:list-style-name="L10">
      <style:text-properties fo:font-size="9pt" style:font-size-asian="9pt" style:font-size-complex="9pt"/>
    </style:style>
    <style:style style:name="P15" style:family="paragraph" style:parent-style-name="Standard" style:list-style-name="L11">
      <style:text-properties fo:font-size="9pt" style:font-size-asian="9pt" style:font-size-complex="9pt"/>
    </style:style>
    <style:style style:name="P16" style:family="paragraph" style:parent-style-name="Standard" style:list-style-name="L13">
      <style:text-properties fo:font-size="9pt" style:font-size-asian="9pt" style:font-size-complex="9pt"/>
    </style:style>
    <style:style style:name="P17" style:family="paragraph" style:parent-style-name="Standard" style:list-style-name="L14">
      <style:text-properties fo:font-size="9pt" style:font-size-asian="9pt" style:font-size-complex="9pt"/>
    </style:style>
    <style:style style:name="P18" style:family="paragraph" style:parent-style-name="Standard" style:list-style-name="L15">
      <style:text-properties fo:font-size="9pt" style:font-size-asian="9pt" style:font-size-complex="9pt"/>
    </style:style>
    <style:style style:name="P19" style:family="paragraph" style:parent-style-name="Standard" style:list-style-name="L16">
      <style:text-properties fo:font-size="9pt" style:font-size-asian="9pt" style:font-size-complex="9pt"/>
    </style:style>
    <style:style style:name="P20" style:family="paragraph" style:parent-style-name="Standard" style:list-style-name="L17">
      <style:text-properties fo:font-size="9pt" style:font-size-asian="9pt" style:font-size-complex="9pt"/>
    </style:style>
    <style:style style:name="P21" style:family="paragraph" style:parent-style-name="Standard" style:list-style-name="L10"/>
    <style:style style:name="P22"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23" style:family="paragraph" style:parent-style-name="Standard" style:list-style-name="L12">
      <style:text-properties fo:font-size="12pt" style:text-underline-style="solid" style:text-underline-width="auto" style:text-underline-color="font-color" fo:font-weight="bold" style:font-size-asian="12pt" style:font-weight-asian="bold" style:font-size-complex="12pt" style:font-weight-complex="bold"/>
    </style:style>
    <style:style style:name="T1" style:family="text">
      <style:text-properties fo:font-size="9pt" style:font-size-asian="9pt" style:font-size-complex="9pt"/>
    </style:style>
    <style:style style:name="T2" style:family="text">
      <style:text-properties fo:font-size="9pt" fo:font-style="italic" style:font-size-asian="9pt" style:font-style-asian="italic" style:font-size-complex="9pt" style:font-style-complex="italic"/>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text-underline-style="solid" style:text-underline-width="auto" style:text-underline-color="font-color"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ructurez votre code HTML avec ARIA pour le rendre accessible</text:p>
      <text:p text:style-name="P2"/>
      <text:list xml:id="list4992850532833359263" text:style-name="L1">
        <text:list-item>
          <text:p text:style-name="P4">Tirez le maximum de ce cours</text:p>
        </text:list-item>
      </text:list>
      <text:list xml:id="list6342447521125992322" text:style-name="L2">
        <text:list-item>
          <text:list>
            <text:list-item>
              <text:p text:style-name="P6">Ce cours inclut des textes, un projet fil rouge réalisé sous forme de screencast ainsi que des quizzes.</text:p>
            </text:list-item>
            <text:list-item>
              <text:p text:style-name="P6">Le projet de landing page vu tout au long du cours va vous permettre de mettre en pratique les éléments clés vus durant le cours.</text:p>
            </text:list-item>
            <text:list-item>
              <text:p text:style-name="P6">Vous devez avoir un peu pratiqué le HTML/CSS pour saisir l’ensemble du cours.</text:p>
            </text:list-item>
          </text:list>
        </text:list-item>
      </text:list>
      <text:p text:style-name="P2"/>
      <text:list xml:id="list33403512" text:continue-list="list4992850532833359263" text:style-name="L1">
        <text:list-item>
          <text:p text:style-name="P4">Créez le squelette de votre page web</text:p>
        </text:list-item>
      </text:list>
      <text:list xml:id="list202049029095587507" text:style-name="L3">
        <text:list-item>
          <text:list>
            <text:list-item>
              <text:p text:style-name="P7">Une bonne démarche d’accessibilité commence par la bonne utilisation des balises HTML : pensez aux balises sémantiques.</text:p>
            </text:list-item>
            <text:list-item>
              <text:p text:style-name="P7">Parfois, les balises HTML ne seront pas suffisantes pour donner des informations sur vos balises, si vous avez plusieurs balises <text:s/><text:span text:style-name="T3">nav</text:span> <text:s/>par exemple. Les attributs <text:s/><text:span text:style-name="T3">aria</text:span> <text:s/>, notamment <text:s/><text:span text:style-name="T3">aria-labelledby</text:span>, seront là pour vous aider.</text:p>
            </text:list-item>
            <text:list-item>
              <text:p text:style-name="P7">Enfin, tirez parti des <text:s/><text:span text:style-name="T3">role</text:span> <text:s/>pour définir des régions spécifiques telles qu’une barre de recherche.</text:p>
            </text:list-item>
          </text:list>
        </text:list-item>
      </text:list>
      <text:p text:style-name="P2"/>
      <text:list xml:id="list33417547" text:continue-list="list33403512" text:style-name="L1">
        <text:list-item>
          <text:p text:style-name="P4">Aidez vos utilisateurs à naviguer sur votre site</text:p>
        </text:list-item>
      </text:list>
      <text:list xml:id="list5493280367347791226" text:style-name="L4">
        <text:list-item>
          <text:list>
            <text:list-item>
              <text:p text:style-name="P8">Fil d'Ariane : combine aria-label pour définir le bloc d'ariane et aria-current pour définir la page courante</text:p>
            </text:list-item>
            <text:list-item>
              <text:p text:style-name="P8">Un bon menu de navigation utilise une bonne sémantique : tirez parti des balises <text:s/><text:span text:style-name="T3">nav</text:span> <text:s/>et <text:s/><text:span text:style-name="T3">a</text:span> <text:s/>.</text:p>
            </text:list-item>
            <text:list-item>
              <text:p text:style-name="P8">Enrichissez votre menu de navigation avec l’attribut <text:span text:style-name="T3">role=”navigation”</text:span> <text:s/>.</text:p>
            </text:list-item>
            <text:list-item>
              <text:p text:style-name="P8">Utilisez les attributs ARIA <text:span text:style-name="T3"><text:s/>haspopup</text:span> <text:s text:c="2"/>et <text:s/><text:span text:style-name="T4">expanded</text:span> <text:s/>pour décrire les états de votre menu de navigation.</text:p>
            </text:list-item>
            <text:list-item>
              <text:p text:style-name="P8">Pensez enfin à gérer les états pour les personnes n’utilisant pas de technologies d'assistance.</text:p>
            </text:list-item>
          </text:list>
        </text:list-item>
      </text:list>
      <text:p text:style-name="P2"/>
      <text:list xml:id="list33413852" text:continue-list="list33417547" text:style-name="L1">
        <text:list-item>
          <text:p text:style-name="P4">Créez un contenu solide et accessible</text:p>
        </text:list-item>
      </text:list>
      <text:list xml:id="list5971633458867110810" text:style-name="L5">
        <text:list-item>
          <text:list>
            <text:list-item>
              <text:p text:style-name="P9">Image utile (informative) : attribut alt dans l'html, lisible par les TA, quand il y a alt pas besoin d'un aria en plus (250 caractères max)</text:p>
            </text:list-item>
            <text:list-item>
              <text:p text:style-name="P9">Image inutile (décorative) : intégrer via le css autant que possible, non lisible par les TA</text:p>
            </text:list-item>
            <text:list-item>
              <text:p text:style-name="P9">Essayer autant que possible de n'avoir qu'un h1 par page</text:p>
            </text:list-item>
            <text:list-item>
              <text:p text:style-name="P9">attribut aria-hidden + title + balise span : la balise span n'est lû que par les TA mais n'est pas affiché sur la page</text:p>
            </text:list-item>
            <text:list-item>
              <text:p text:style-name="P9">Une bonne utilisation de la typographie et des couleurs (ainsi que du contraste) permet aux utilisateurs n’ayant pas de technologies d'assistance, mais ayant des difficultés visuelles (les daltoniens, par exemple), de bien parcourir votre site.</text:p>
            </text:list-item>
            <text:list-item>
              <text:p text:style-name="P9">Mettez en place très tôt un niveau de titrage adapté.</text:p>
            </text:list-item>
            <text:list-item>
              <text:p text:style-name="P9">Il existe deux types d’images : les images dites décoratives et celles dites informatives. Essayez autant que possible d’intégrer les images décoratives via le CSS, et les images informatives au HTML, avec une balise `alt`.</text:p>
            </text:list-item>
            <text:list-item>
              <text:p text:style-name="P9">Vous pouvez utiliser du SVG et des icônes, à condition de bien respecter les règles d’accessibilité.</text:p>
            </text:list-item>
          </text:list>
        </text:list-item>
      </text:list>
      <text:p text:style-name="P2"/>
      <text:list xml:id="list33395518" text:continue-list="list33413852" text:style-name="L1">
        <text:list-item>
          <text:p text:style-name="P4">Réalisez des tableaux accessibles</text:p>
        </text:list-item>
      </text:list>
      <text:list xml:id="list6892500835907597856" text:style-name="L6">
        <text:list-item>
          <text:list>
            <text:list-item>
              <text:p text:style-name="P10">L’utilisation de <text:s/><text:span text:style-name="T3">div</text:span> <text:s/>imbriquées est à proscrire lorsque que vous créez un tableau. Les balises <text:s/><text:span text:style-name="T3">table</text:span> <text:s/>et celles associées sont nécessaires à l’accessibilité.</text:p>
            </text:list-item>
            <text:list-item>
              <text:p text:style-name="P10">Pensez à utiliser une balise <text:s/><text:span text:style-name="T3">caption</text:span> <text:s/>pour définir le sens et l’utilité du tableau.</text:p>
            </text:list-item>
            <text:list-item>
              <text:p text:style-name="P10">L’attribut <text:s/><text:span text:style-name="T3">scope</text:span> <text:s/>permet de définir un sens de lecture à votre tableau.</text:p>
            </text:list-item>
          </text:list>
        </text:list-item>
      </text:list>
      <text:p text:style-name="P2"/>
      <text:list xml:id="list33396060" text:continue-list="list33395518" text:style-name="L1">
        <text:list-item>
          <text:p text:style-name="P4">Guidez vos utilisateurs sur les contenus multimédia</text:p>
        </text:list-item>
      </text:list>
      <text:list xml:id="list1568217219998126838" text:style-name="L7">
        <text:list-item>
          <text:list>
            <text:list-item>
              <text:p text:style-name="P11">Il est important de prévoir, tant pour l’audio que pour la vidéo, des fichiers sources de différents formats (pour gérer la compatibilité entre les navigateurs).</text:p>
            </text:list-item>
            <text:list-item>
              <text:p text:style-name="P11">Les contenus audio et vidéo doivent avoir des transcriptions. Les vidéos doivent aussi avoir des sous-titres. Vous pouvez utiliser le format WebVTT pour ça (fichier.vtt).</text:p>
            </text:list-item>
            <text:list-item>
              <text:p text:style-name="P11">Cela dit, la meilleure option reste de passer par des librairies tierces telles que Plyr.</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2"><text:soft-page-break/>Rendez les interactions sur votre site web accessibles avec CSS et ARIA</text:p>
      <text:p text:style-name="P2"/>
      <text:list xml:id="list5916319822803059131" text:style-name="L12">
        <text:list-item>
          <text:p text:style-name="P23">Donnez du feedback à vos utilisateurs</text:p>
        </text:list-item>
      </text:list>
      <text:list xml:id="list7954484752500208213" text:style-name="L13">
        <text:list-item>
          <text:list>
            <text:list-item>
              <text:p text:style-name="P16">Le HTML est là pour structurer vos pages. Ce n’est pas ce langage qui va permettre de mettre en place les interactions.</text:p>
            </text:list-item>
            <text:list-item>
              <text:p text:style-name="P16">Cela dit, le HTML va indiquer l’état de votre page. Par exemple, si un menu déroulant apparaît à l’écran, et comment le fermer. </text:p>
            </text:list-item>
            <text:list-item>
              <text:p text:style-name="P16">Essayez de penser vos interactions le plus en amont possible. C’est d’abord le travail du designer (qui renseigne ça dans la maquette), puis du chef de projet (qui traduit ça en features).</text:p>
            </text:list-item>
          </text:list>
        </text:list-item>
      </text:list>
      <text:p text:style-name="P2"/>
      <text:list xml:id="list33412612" text:continue-list="list5916319822803059131" text:style-name="L12">
        <text:list-item>
          <text:p text:style-name="P23">Construisez des formulaires accessibles</text:p>
        </text:list-item>
      </text:list>
      <text:list xml:id="list1210109118034698942" text:style-name="L14">
        <text:list-item>
          <text:list>
            <text:list-item>
              <text:p text:style-name="P17">&lt;input&gt; : id = aria-labelledby et aria-describedby de &lt;input&gt; = id &lt;span&gt;</text:p>
              <text:list>
                <text:list-item>
                  <text:p text:style-name="P17">le format de date attendu sera visible via le <text:span text:style-name="T3">placeholder</text:span>, mais aussi via la balise <text:span text:style-name="T3">span</text:span> (celle-ci n’étant “visible” que pour les technologies d'assistance) ;</text:p>
                </text:list-item>
                <text:list-item>
                  <text:p text:style-name="P17">les attributs <text:s/><text:span text:style-name="T3">aria-labelledby</text:span> <text:s/>et <text:s/><text:span text:style-name="T3">aria-describedby</text:span> <text:s/>permettent d’assurer la cohésion entre les éléments.</text:p>
                </text:list-item>
              </text:list>
            </text:list-item>
            <text:list-item>
              <text:p text:style-name="P17">Comme toujours, les bonnes démarches d’accessibilité commencent par la bonne utilisation des balises HTML.</text:p>
            </text:list-item>
            <text:list-item>
              <text:p text:style-name="P17">Le label, même s’il n’est pas visible à l’écran, doit être lié à un champ input. Chaque élément du formulaire doit avoir une balise <text:s/><text:span text:style-name="T3">label </text:span><text:s/>associée.</text:p>
            </text:list-item>
            <text:list-item>
              <text:p text:style-name="P17">Les attributs <text:s/>aria <text:s/>sont là pour vous aider. Vous pouvez utiliser les <text:span text:style-name="T3"><text:s/>aria-required</text:span> <text:s/>et <text:span text:style-name="T3"><text:s/>aria-invalid </text:span><text:s/>pour indiquer l’état du formulaire.</text:p>
            </text:list-item>
          </text:list>
        </text:list-item>
      </text:list>
      <text:p text:style-name="P2"/>
      <text:list xml:id="list33400061" text:continue-list="list33412612" text:style-name="L12">
        <text:list-item>
          <text:p text:style-name="P23">Rendez vos modales et carrousels accessibles</text:p>
        </text:list-item>
      </text:list>
      <text:list xml:id="list2855933096488245243" text:style-name="L15">
        <text:list-item>
          <text:list>
            <text:list-item>
              <text:p text:style-name="P18">Pour vous aider, voici la liste complète des éléments à prendre en compte lors de la création d’une modale :</text:p>
              <text:list>
                <text:list-item>
                  <text:p text:style-name="P18">il est important de masquer le reste de la page HTML aux technologies d'assistance. Il vous faudra ajouter un attribut <text:s/><text:span text:style-name="T3">aria-hidden</text:span>;</text:p>
                </text:list-item>
                <text:list-item>
                  <text:p text:style-name="P18">vous devez ajouter un attribut rôle à votre modale ( <text:s/><text:span text:style-name="T3">role=”dialog”</text:span> ) ;</text:p>
                </text:list-item>
                <text:list-item>
                  <text:p text:style-name="P18">certains types d’utilisateurs se servent uniquement du clavier pour parcourir les sites. Vous devez donc être en mesure de fermer la modale avec la touche “échap” ;</text:p>
                </text:list-item>
                <text:list-item>
                  <text:p text:style-name="P18">il est important de mettre le focus sur votre modale une fois cette dernière ouverte ;</text:p>
                </text:list-item>
                <text:list-item>
                  <text:p text:style-name="P18">il est important de cacher la modale quand cette dernière n’est pas ouverte.</text:p>
                </text:list-item>
              </text:list>
            </text:list-item>
            <text:list-item>
              <text:p text:style-name="P18">Lorsqu’une fenêtre modale est ouverte, l’attribut <text:s/><text:span text:style-name="T3">aria-hidden</text:span> <text:s/>doit être appliqué à l’ensemble du document, fenêtre modale NON comprise.</text:p>
            </text:list-item>
            <text:list-item>
              <text:p text:style-name="P18">L'utilisation des rôles <text:s/><text:span text:style-name="T3">dialog</text:span> <text:s/>et <text:s/><text:span text:style-name="T3">document</text:span> <text:s/>permettent aux technologies d'assistance de savoir, respectivement, que la modale est considérée comme une boîte de dialogue, et que son contenu doit être lu.</text:p>
            </text:list-item>
            <text:list-item>
              <text:p text:style-name="P18">Un carrousel doit forcément pouvoir être contrôlé via le clavier et la souris, et peut (ou pas) proposer un défilement automatique. Il est important d’ajouter un bouton “pause” si c’est le cas.</text:p>
            </text:list-item>
            <text:list-item>
              <text:p text:style-name="P18">Il est important d’ajouter les attributs <text:s/><text:span text:style-name="T3">aria-hidden </text:span><text:s text:c="2"/>avec les valeurs <text:s/><text:span text:style-name="T3">true</text:span> <text:s/>ou <text:s/><text:span text:style-name="T3">false</text:span> <text:s/>, selon que le contenu a été lu ou non.</text:p>
            </text:list-item>
          </text:list>
        </text:list-item>
      </text:list>
      <text:p text:style-name="P2"/>
      <text:list xml:id="list33395576" text:continue-list="list33400061" text:style-name="L12">
        <text:list-item>
          <text:p text:style-name="P23">Codez du CSS lisible par les outils d'accessibilité</text:p>
        </text:list-item>
      </text:list>
      <text:list xml:id="list8927072401662290955" text:style-name="L16">
        <text:list-item>
          <text:list>
            <text:list-item>
              <text:p text:style-name="P19">Comme pour le HTML, l’utilisation de bonnes ou de mauvaises pratiques a un impact direct sur l’accessibilité.</text:p>
            </text:list-item>
            <text:list-item>
              <text:p text:style-name="P19">Il est important d’apprendre à bien masquer votre contenu. Une mauvaise utilisation du CSS peut le masquer à l’ensemble de vos utilisateurs.</text:p>
            </text:list-item>
            <text:list-item>
              <text:p text:style-name="P19">Privilégiez les unités relatives aux unités fixes. Elles vous permettront de garder la consistance de votre design si la taille de la police est augmentée.</text:p>
            </text:list-item>
          </text:list>
        </text:list-item>
      </text:list>
      <text:p text:style-name="P2"/>
      <text:list xml:id="list33409859" text:continue-list="list33395576" text:style-name="L12">
        <text:list-item>
          <text:p text:style-name="P23">Allez plus loin avec l'accessibilité</text:p>
        </text:list-item>
      </text:list>
      <text:list xml:id="list7942750145412692429" text:style-name="L17">
        <text:list-item>
          <text:list>
            <text:list-item>
              <text:p text:style-name="P20">Pensez à valider votre site avec des validateurs ainsi que des outils intégrés à l’infrastructure de votre projet.</text:p>
            </text:list-item>
            <text:list-item>
              <text:p text:style-name="P20">Vous pouvez aussi réaliser une checklist avec votre chef de projet/designer, pour cadrer l’accessibilité de votre site.</text:p>
            </text:list-item>
            <text:list-item>
              <text:p text:style-name="P20">Les concepts d’amélioration progressive et de dégradation gracieuse sont des philosophies de développement front-end.</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5">Balises HTML</text:span></text:p>
      <text:list xml:id="list4375847888105804737" text:style-name="L8">
        <text:list-item>
          <text:p text:style-name="P12">&lt;header&gt; : Peut aussi être utilisé à l’intérieur d’une balise article ou section. Dans ce cas, le header ne sera associé qu’à cette section, et non à la page toute entière.</text:p>
        </text:list-item>
        <text:list-item>
          <text:p text:style-name="P12">&lt;nav&gt; : Utilisé pour identifier les menus de navigation de la page.</text:p>
        </text:list-item>
        <text:list-item>
          <text:p text:style-name="P12">&lt;main&gt; : Utilisé pour identifier la région principale de votre page ; le contenu à l’intérieur est susceptible de changer selon les pages (à la différence de votre menu de navigation).</text:p>
        </text:list-item>
        <text:list-item>
          <text:p text:style-name="P12">&lt;section&gt; : Balise regroupant un même sujet ou une même fonctionnalité. Commence généralement par un titre.</text:p>
        </text:list-item>
        <text:list-item>
          <text:p text:style-name="P12">&lt;article&gt; : Article de blog, ou recette de cuisine, par exemple.</text:p>
        </text:list-item>
        <text:list-item>
          <text:p text:style-name="P12">&lt;aside&gt; : Balise regroupant un contenu complémentaire du contenu principal.</text:p>
        </text:list-item>
        <text:list-item>
          <text:p text:style-name="P12">&lt;foooter&gt; : balise de conclusion (soit pour la page entière, soit pour une section).</text:p>
        </text:list-item>
        <text:list-item>
          <text:p text:style-name="P12">&lt;i&gt; : utilisé pour les icônes</text:p>
        </text:list-item>
        <text:list-item>
          <text:p text:style-name="P12">&lt;svg&gt; : remplace peu à peu le PNG, utilisé pour générer une image</text:p>
        </text:list-item>
        <text:list-item>
          <text:p text:style-name="P12">&lt;desc&gt; : utilisé pour ajouter des descriptions supplémentaire aux balises svg</text:p>
        </text:list-item>
        <text:list-item>
          <text:p text:style-name="P12">&lt;table&gt; : Informe qu'il s'agit d'un tableau</text:p>
        </text:list-item>
        <text:list-item>
          <text:p text:style-name="P12">&lt;thead&gt; : Informe qu'il s'agit de l'en-tête du tableau</text:p>
        </text:list-item>
        <text:list-item>
          <text:p text:style-name="P12">&lt;tfoot&gt; : Informe qu'il s'agit du pied du tableau</text:p>
        </text:list-item>
        <text:list-item>
          <text:p text:style-name="P12">&lt;tbody&gt; : Informe qu'il s'agit du corps du tableau</text:p>
        </text:list-item>
        <text:list-item>
          <text:p text:style-name="P12">&lt;tr&gt; : Informe qu'il s'agit d'une ligne</text:p>
        </text:list-item>
        <text:list-item>
          <text:p text:style-name="P12">&lt;th&gt; : Informe qu'il s'agit d'une cellule d'en-tête</text:p>
        </text:list-item>
        <text:list-item>
          <text:p text:style-name="P12">&lt;td&gt; : Informe qu'il s'agit d'une cellule</text:p>
        </text:list-item>
        <text:list-item>
          <text:p text:style-name="P12">&lt;caption&gt; : Informe sur le contenu global du tableau (titre)</text:p>
        </text:list-item>
        <text:list-item>
          <text:p text:style-name="P12">&lt;audio&gt; : Informe qu'il s'agit d'un contenu audio</text:p>
        </text:list-item>
        <text:list-item>
          <text:p text:style-name="P12">&lt;video&gt; : Informe qu'il s'agit d'un contenu video</text:p>
        </text:list-item>
        <text:list-item>
          <text:p text:style-name="P12">&lt;source&gt; : permet de donner plusieurs source de format à un audio ou une vidéo</text:p>
          <text:list>
            <text:list-item>
              <text:p text:style-name="P12">format audio : ogg (chrome/firefox) et acc/mp3 (pour ie et safari)</text:p>
            </text:list-item>
            <text:list-item>
              <text:p text:style-name="P12">format video : </text:p>
            </text:list-item>
          </text:list>
        </text:list-item>
        <text:list-item>
          <text:p text:style-name="P12">&lt;track&gt; utilisé avec la balise &lt;video&gt;, permet de définir les sous-titres possibles pour votre vidéo.</text:p>
          <text:list>
            <text:list-item>
              <text:p text:style-name="P12">&lt;track kind="subtitles" src="toto.sv.vtt" srclang="sv" label="Suédois"&gt;, à mettre entre les balises &lt;video&gt;</text:p>
            </text:list-item>
          </text:list>
        </text:list-item>
        <text:list-item>
          <text:p text:style-name="P12">&lt;form&gt; : Informe qu'il s'agit d'un formulaire </text:p>
        </text:list-item>
        <text:list-item>
          <text:p text:style-name="P12">&lt;fieldset&gt; : Informe qu'il s'agit d'un groupe au sein d'un formulaire</text:p>
        </text:list-item>
        <text:list-item>
          <text:p text:style-name="P12">&lt;legend&gt; : Informe sur la catégorie du groupe fieldset</text:p>
        </text:list-item>
        <text:list-item>
          <text:p text:style-name="P12">&lt;input&gt; : Cellule d'un formulaire </text:p>
        </text:list-item>
        <text:list-item>
          <text:p text:style-name="P12">&lt;label&gt; : permet de faire le lien avec la balise &lt;input&gt;, doit toujours être utilisé (On peut toujours le masquer via le CSS)</text:p>
        </text:list-item>
        <text:list-item>
          <text:p text:style-name="P12"/>
        </text:list-item>
      </text:list>
      <text:p text:style-name="P2"/>
      <text:p text:style-name="P3">Attributs HTML</text:p>
      <text:list xml:id="list3054614414004936390" text:style-name="L9">
        <text:list-item>
          <text:p text:style-name="P13">role : définir avec plus de précision l’utilité ou la fonction d’un élément ou d’un groupe d’éléments.</text:p>
          <text:list>
            <text:list-item>
              <text:p text:style-name="P13">banner : indique qu'il s'agît de l'en-tête principale de la page, qui se répète sur chaque page</text:p>
            </text:list-item>
            <text:list-item>
              <text:p text:style-name="P13">search : utilisé pour identifier une section de la page utilisée pour rechercher la page, le site ou la collection de sites.</text:p>
            </text:list-item>
            <text:list-item>
              <text:p text:style-name="P13">contentinfo : indique qu'il s'agît du pied principale de la page, qui se répète sur chaque page</text:p>
            </text:list-item>
            <text:list-item>
              <text:p text:style-name="P13">navigation : utilisé pour identifier les principaux groupes de liens utilisés pour naviguer dans un site Web ou le contenu d'une page.</text:p>
            </text:list-item>
            <text:list-item>
              <text:p text:style-name="P13">tree : pour les menus complexes, désigne l'arbre principale du menu</text:p>
            </text:list-item>
            <text:list-item>
              <text:p text:style-name="P13">treeitem : pour les menus complexes, désigne les sous menu de l'arbre principale</text:p>
            </text:list-item>
            <text:list-item>
              <text:p text:style-name="P13">group : pour les menus complexes, désigne les groupes de sous menu, ou les groupe de cellule pour les formulaire, combiner avec aria-lebelledby pour ajouter plus de précision</text:p>
            </text:list-item>
            <text:list-item>
              <text:p text:style-name="P13">dialog : pour les modales, permet d’indiquer que le bloc est une fenêtre ou une boîte de dialogue, utilisé pour baliser une boîte de dialogue ou une fenêtre d'application HTML qui sépare le contenu ou l'interface utilisateur du reste de l'application Web ou de la page.</text:p>
            </text:list-item>
            <text:list-item>
              <text:p text:style-name="P13">document : indique aux technologies d'assistance avec des modes de lecture ou de navigation d'utiliser le mode document pour lire le contenu contenu dans cet élément.</text:p>
            </text:list-item>
          </text:list>
        </text:list-item>
        <text:list-item>
          <text:p text:style-name="P13">scope : permet de définir le sens de lecture des lignes composant notre tableau, utilisé dans les balises &lt;th&gt;</text:p>
          <text:list>
            <text:list-item>
              <text:p text:style-name="P13">row : pour une lecture horizontal (ligne)</text:p>
            </text:list-item>
            <text:list-item>
              <text:p text:style-name="P13">col : pour une lecture vertical (collone)</text:p>
            </text:list-item>
            <text:list-item>
              <text:p text:style-name="P13">colgroup : <text:s/>permet de définir un groupe de colonnes au sein d’un tableau, utilisé lorsqu'il y a des fusions (colspan)</text:p>
            </text:list-item>
            <text:list-item>
              <text:p text:style-name="P13">rowgroup : permet de définir un groupe de lignes au sein d’un tableau, utilisé lorsqu'il y a des fusions (rowspan)</text:p>
            </text:list-item>
          </text:list>
        </text:list-item>
        <text:list-item>
          <text:p text:style-name="P13">for et id : servent à associer &lt;label&gt; et &lt;input&gt;</text:p>
        </text:list-item>
        <text:list-item>
          <text:p text:style-name="P13">placehorlder : permet de renseigner visuellement quel type de données sont demandées. </text:p>
        </text:list-item>
        <text:list-item>
          <text:p text:style-name="P13">required : indique que le champ du formulaire est obligatoire</text:p>
        </text:list-item>
        <text:list-item>
          <text:p text:style-name="P13">type=submit : sur bouton ou input indique qu'il y a une action d'envoie du formulaire </text:p>
        </text:list-item>
      </text:list>
      <text:p text:style-name="P2"/>
      <text:p text:style-name="P2"/>
      <text:p text:style-name="P2"/>
      <text:p text:style-name="P2"/>
      <text:p text:style-name="P2"/>
      <text:p text:style-name="P2"/>
      <text:p text:style-name="P3"><text:soft-page-break/>Propriétés CSS</text:p>
      <text:list xml:id="list8339455168729955931" text:style-name="L10">
        <text:list-item>
          <text:p text:style-name="P21"><text:span text:style-name="T2">:active </text:span><text:span text:style-name="T1">: qui “permet de cibler un élément lorsque celui-ci est activé par l'utilisateur” (par exemple, quand l’utilisateur a cliqué dessus) ;</text:span></text:p>
        </text:list-item>
        <text:list-item>
          <text:p text:style-name="P21"><text:span text:style-name="T2">:hover </text:span><text:span text:style-name="T1">: qui permet de spécifier l'apparence d'un élément au moment où l'utilisateur le survole avec le pointeur, sans nécessairement l'activer ;</text:span></text:p>
        </text:list-item>
        <text:list-item>
          <text:p text:style-name="P21"><text:span text:style-name="T2">:link </text:span><text:span text:style-name="T1">: qui cible tous les liens n’ayant pas encore été visités ;</text:span></text:p>
        </text:list-item>
        <text:list-item>
          <text:p text:style-name="P21"><text:span text:style-name="T2">:visited </text:span><text:span text:style-name="T1">: concernant tous les liens visités ;</text:span></text:p>
        </text:list-item>
        <text:list-item>
          <text:p text:style-name="P21"><text:span text:style-name="T2">:focus </text:span><text:span text:style-name="T1">: qui permet de cibler un élément lorsque celui-ci reçoit le focus (élément sélectionné au clavier ou à la souris).</text:span></text:p>
        </text:list-item>
        <text:list-item>
          <text:p text:style-name="P14">overflow : Permet de changer l'apparence des éléments</text:p>
          <text:list>
            <text:list-item>
              <text:p text:style-name="P14">scroll : peut être appliquée aux tableaux pour les personnes souffrant de troubles visuels, et donc utilisant une police de caractères élevée. Par défaut, l’overflow est masqué pour les tableaux.</text:p>
            </text:list-item>
            <text:list-item>
              <text:p text:style-name="P14">hidden : permet de masquer un élément (display:none ; masquera pour tout le monde)</text:p>
            </text:list-item>
          </text:list>
        </text:list-item>
        <text:list-item>
          <text:p text:style-name="P14">line-height : permet de définir “la hauteur de la boîte d’une ligne”, plus cette valeur est élevée, plus l’espace entre vos lignes sera grand (minimum de 1,5).</text:p>
        </text:list-item>
        <text:list-item>
          <text:p text:style-name="P14"/>
        </text:list-item>
      </text:list>
      <text:p text:style-name="P2"/>
      <text:p text:style-name="P3">Attributs ARIA</text:p>
      <text:list xml:id="list5140206073683120502" text:style-name="L11">
        <text:list-item>
          <text:p text:style-name="P15">aria-label : permet de nommer une région de façon “invisible”.</text:p>
        </text:list-item>
        <text:list-item>
          <text:p text:style-name="P15">aria-labelledby : faire pointer vers une balise existante pour donner un sens à cette section.</text:p>
        </text:list-item>
        <text:list-item>
          <text:p text:style-name="P15">aria-current= « page » : indique que c'est cette page qui est consulté</text:p>
        </text:list-item>
        <text:list-item>
          <text:p text:style-name="P15">aria-haspopup : permet de déclarer que le menu de navigation comporte un sous-menu.</text:p>
          <text:list>
            <text:list-item>
              <text:p text:style-name="P15">true : comporte un sous menu</text:p>
            </text:list-item>
            <text:list-item>
              <text:p text:style-name="P15">false : ne comporte pas</text:p>
            </text:list-item>
          </text:list>
        </text:list-item>
        <text:list-item>
          <text:p text:style-name="P15">aria-expended : s'utilise souvent de pair avec l’attribut <text:s/>aria-haspopup, permet d’indiquer si le menu de navigation est ouvert ou fermé</text:p>
          <text:list>
            <text:list-item>
              <text:p text:style-name="P15">true : le sous menu est ouvert</text:p>
            </text:list-item>
            <text:list-item>
              <text:p text:style-name="P15">false : le sous menu est fermé</text:p>
            </text:list-item>
          </text:list>
        </text:list-item>
        <text:list-item>
          <text:p text:style-name="P15">aria-controls : <text:s/>permet d’indiquer que l’élément ayant cet attribut contrôle l’état de la balise portant le même id.</text:p>
        </text:list-item>
        <text:list-item>
          <text:p text:style-name="P15">aria-hidden= « true » : permet de masquer l'élément pour qu'il ne soit pas lu par les TA</text:p>
        </text:list-item>
        <text:list-item>
          <text:p text:style-name="P15">aria-describedby : mélange de l'id de la balise &lt;title&gt; et &lt;desc&gt; pour relier les deux à la balise &lt;svg&gt;</text:p>
        </text:list-item>
        <text:list-item>
          <text:p text:style-name="P15">aria-required=true : indique aux utilisateurs de TA que le champ de formulaire est obligatoire</text:p>
        </text:list-item>
        <text:list-item>
          <text:p text:style-name="P15">aria-invalid : indique aux utilisateurs que le champ rempli comporte des erreurs</text:p>
          <text:list>
            <text:list-item>
              <text:p text:style-name="P15">true ou false</text:p>
            </text:list-item>
            <text:list-item>
              <text:p text:style-name="P15">grammar : erreur grammatical</text:p>
            </text:list-item>
            <text:list-item>
              <text:p text:style-name="P15">spelling : erreur de prononciation</text:p>
            </text:list-item>
          </text:list>
        </text:list-item>
        <text:list-item>
          <text:p text:style-name="P15"/>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x-locale-body, sans-serif"/>
    <style:font-face style:name="Arial2"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05-17T14:23:49.91</meta:creation-date>
    <meta:generator>OpenOffice/4.1.6$Win32 OpenOffice.org_project/416m1$Build-9790</meta:generator>
    <dc:date>2021-05-18T13:18:44.73</dc:date>
    <meta:editing-duration>PT4H55M50S</meta:editing-duration>
    <meta:editing-cycles>8</meta:editing-cycles>
    <meta:document-statistic meta:table-count="0" meta:image-count="0" meta:object-count="0" meta:page-count="4" meta:paragraph-count="142" meta:word-count="2262" meta:character-count="13216"/>
  </office:meta>
</office:document-meta>
</file>